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6pt" officeooo:rsid="0013570f" officeooo:paragraph-rsid="0013570f" style:font-size-asian="14pt" style:font-size-complex="16pt"/>
    </style:style>
    <style:style style:name="P2" style:family="paragraph" style:parent-style-name="Standard">
      <style:paragraph-properties fo:text-align="start" style:justify-single-word="false"/>
      <style:text-properties fo:font-size="16pt" officeooo:rsid="0013570f" officeooo:paragraph-rsid="00173c2b" style:font-size-asian="14pt" style:font-size-complex="16pt"/>
    </style:style>
    <style:style style:name="P3" style:family="paragraph" style:parent-style-name="Standard">
      <style:paragraph-properties fo:text-align="start" style:justify-single-word="false"/>
      <style:text-properties fo:font-size="16pt" officeooo:rsid="0013570f" officeooo:paragraph-rsid="0017f2c2" style:font-size-asian="14pt" style:font-size-complex="16pt"/>
    </style:style>
    <style:style style:name="P4" style:family="paragraph" style:parent-style-name="Standard">
      <style:paragraph-properties fo:text-align="start" style:justify-single-word="false"/>
      <style:text-properties fo:font-size="16pt" officeooo:rsid="0013570f" officeooo:paragraph-rsid="001a756f" style:font-size-asian="14pt" style:font-size-complex="16pt"/>
    </style:style>
    <style:style style:name="P5" style:family="paragraph" style:parent-style-name="Standard">
      <style:paragraph-properties fo:text-align="start" style:justify-single-word="false"/>
      <style:text-properties fo:font-size="16pt" officeooo:rsid="001c5fb2" officeooo:paragraph-rsid="001c5fb2" style:font-size-asian="14pt" style:font-size-complex="16pt"/>
    </style:style>
    <style:style style:name="P6" style:family="paragraph" style:parent-style-name="Standard">
      <style:paragraph-properties fo:text-align="center" style:justify-single-word="false"/>
      <style:text-properties fo:font-size="22pt" officeooo:rsid="0013570f" officeooo:paragraph-rsid="0013570f" style:font-size-asian="22pt" style:font-size-complex="22pt"/>
    </style:style>
    <style:style style:name="P7" style:family="paragraph" style:parent-style-name="Standard">
      <style:paragraph-properties fo:text-align="center" style:justify-single-word="false"/>
      <style:text-properties fo:font-size="18pt" officeooo:rsid="0013570f" officeooo:paragraph-rsid="0013570f" style:font-size-asian="18pt" style:font-size-complex="18pt"/>
    </style:style>
    <style:style style:name="P8" style:family="paragraph" style:parent-style-name="Standard">
      <style:paragraph-properties fo:margin-left="1.251cm" fo:margin-right="0cm" fo:text-align="start" style:justify-single-word="false" fo:text-indent="0cm" style:auto-text-indent="false"/>
      <style:text-properties fo:font-size="16pt" officeooo:rsid="0014b8f7" officeooo:paragraph-rsid="0014b8f7" style:font-size-asian="14pt" style:font-size-complex="16pt"/>
    </style:style>
    <style:style style:name="P9" style:family="paragraph" style:parent-style-name="Standard">
      <style:paragraph-properties fo:margin-left="1.251cm" fo:margin-right="0cm" fo:text-align="start" style:justify-single-word="false" fo:text-indent="0cm" style:auto-text-indent="false"/>
      <style:text-properties fo:font-size="16pt" officeooo:rsid="0014b8f7" officeooo:paragraph-rsid="00173c2b" style:font-size-asian="14pt" style:font-size-complex="16pt"/>
    </style:style>
    <style:style style:name="P10" style:family="paragraph" style:parent-style-name="Standard">
      <style:paragraph-properties fo:margin-left="1.251cm" fo:margin-right="0cm" fo:text-align="start" style:justify-single-word="false" fo:text-indent="0cm" style:auto-text-indent="false"/>
      <style:text-properties fo:font-size="16pt" officeooo:rsid="001a756f" officeooo:paragraph-rsid="001a756f" style:font-size-asian="14pt" style:font-size-complex="16pt"/>
    </style:style>
    <style:style style:name="P11" style:family="paragraph" style:parent-style-name="Standard">
      <style:paragraph-properties fo:margin-left="1.251cm" fo:margin-right="0cm" fo:text-align="start" style:justify-single-word="false" fo:text-indent="0cm" style:auto-text-indent="false"/>
      <style:text-properties officeooo:paragraph-rsid="0014b8f7"/>
    </style:style>
    <style:style style:name="P12" style:family="paragraph" style:parent-style-name="Standard">
      <style:paragraph-properties fo:margin-left="1.251cm" fo:margin-right="0cm" fo:text-align="start" style:justify-single-word="false" fo:text-indent="0cm" style:auto-text-indent="false"/>
      <style:text-properties officeooo:paragraph-rsid="00173c2b"/>
    </style:style>
    <style:style style:name="P13" style:family="paragraph" style:parent-style-name="Standard">
      <style:paragraph-properties fo:margin-left="1.251cm" fo:margin-right="0cm" fo:text-align="start" style:justify-single-word="false" fo:text-indent="0cm" style:auto-text-indent="false"/>
      <style:text-properties officeooo:rsid="00173c2b" officeooo:paragraph-rsid="00173c2b"/>
    </style:style>
    <style:style style:name="T1" style:family="text">
      <style:text-properties officeooo:rsid="0014b8f7"/>
    </style:style>
    <style:style style:name="T2" style:family="text">
      <style:text-properties fo:color="#c9211e"/>
    </style:style>
    <style:style style:name="T3" style:family="text">
      <style:text-properties officeooo:rsid="001671f0"/>
    </style:style>
    <style:style style:name="T4" style:family="text">
      <style:text-properties fo:font-size="16pt" style:font-size-asian="14pt" style:font-size-complex="16pt"/>
    </style:style>
    <style:style style:name="T5" style:family="text">
      <style:text-properties fo:font-size="16pt" officeooo:rsid="0014b8f7" style:font-size-asian="14pt" style:font-size-complex="16pt"/>
    </style:style>
    <style:style style:name="T6" style:family="text">
      <style:text-properties fo:font-size="16pt" officeooo:rsid="00173c2b" style:font-size-asian="14pt" style:font-size-complex="16pt"/>
    </style:style>
    <style:style style:name="T7" style:family="text">
      <style:text-properties fo:color="#000000"/>
    </style:style>
    <style:style style:name="T8" style:family="text">
      <style:text-properties fo:color="#000000" officeooo:rsid="001671f0"/>
    </style:style>
    <style:style style:name="T9" style:family="text">
      <style:text-properties fo:color="#000000" fo:font-size="16pt" officeooo:rsid="001671f0" style:font-size-asian="14pt" style:font-size-complex="16pt"/>
    </style:style>
    <style:style style:name="T10" style:family="text">
      <style:text-properties fo:color="#000000" fo:font-size="16pt" officeooo:rsid="001c5fb2" style:font-size-asian="14pt" style:font-size-complex="16pt"/>
    </style:style>
    <style:style style:name="T11" style:family="text">
      <style:text-properties fo:color="#000000" officeooo:rsid="0017f2c2"/>
    </style:style>
    <style:style style:name="T12" style:family="text">
      <style:text-properties officeooo:rsid="00173c2b"/>
    </style:style>
    <style:style style:name="T13" style:family="text">
      <style:text-properties officeooo:rsid="0017f2c2"/>
    </style:style>
    <style:style style:name="T14" style:family="text">
      <style:text-properties officeooo:rsid="001800d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NOSE Assessed Exercise 1 – Networking.</text:p>
      <text:p text:style-name="P7">Lab Group LB10</text:p>
      <text:p text:style-name="P1"/>
      <text:p text:style-name="P1"/>
      <text:p text:style-name="P1">Magdalena Latifa - 2398248l</text:p>
      <text:p text:style-name="P1">Ivan Nikitin – 2292523n</text:p>
      <text:p text:style-name="P1"/>
      <text:p text:style-name="P5">Our application-level protocol handles each instruction as follows:</text:p>
      <text:p text:style-name="P1"/>
      <text:p text:style-name="P1">“PUT”:</text:p>
      <text:p text:style-name="P1"/>
      <text:p text:style-name="P1">- The client first sends a message to the server with the following format:</text:p>
      <text:p text:style-name="P1">put file_name, where file_name is the name of the file_name to be put. The existence of the file <text:span text:style-name="T3">is </text:span>checked<text:span text:style-name="T2"> </text:span><text:span text:style-name="T8">on the</text:span> client side, if it does not exist, the request can not be sent. The client calls the appropriate function, in this case send file.</text:p>
      <text:p text:style-name="P1"/>
      <text:p text:style-name="P1">- We opted to send this message as a string (byte encoded) as it can be decoded server side and the string can easily be broken down into a list of parameters, which are used to call the appropriate function.</text:p>
      <text:p text:style-name="P1"/>
      <text:p text:style-name="P1">- The request type and file name are sent at the same time. </text:p>
      <text:p text:style-name="P1"/>
      <text:p text:style-name="P1">- The server receives this message and the appropriate function, in this case receive file, is called.</text:p>
      <text:p text:style-name="P1"/>
      <text:p text:style-name="P1">- After this the client sends the length (in bytes) of the file ahead of the actual file. The server accepts this length and now knows what length (in bytes) to receive. After this the client sends the binary encoded file. The server receives the file. As the server knew beforehand the size of the file, data is received until that size is reached. We have opted to send the file size ahead of the actual file in order to not include any end of file characters at the end of the file stream <text:span text:style-name="T11">a</text:span><text:span text:style-name="T8">nd to make sure that the file is fully sent</text:span><text:span text:style-name="T7">. </text:span></text:p>
      <text:p text:style-name="P1"/>
      <text:p text:style-name="P1">- At any point of the communication if a connection can not be established, an appropriate error message is raised. The server will not fail if the client makes a bad request.</text:p>
      <text:p text:style-name="P1"/>
      <text:p text:style-name="P1"><text:soft-page-break/>- The file can not be overwritten if it already exists <text:span text:style-name="T8">on the </text:span>server side, the server will refuse writing over this file and raise an appropriate error message. The server then resumes listening to requests.</text:p>
      <text:p text:style-name="P1"/>
      <text:p text:style-name="P1">- If at any point there is an error with opening or writing to files an appropriate error message is raised.</text:p>
      <text:p text:style-name="P1"/>
      <text:p text:style-name="P1">- After the file is sent and the request has been processed, the client connection is terminated. The server resumes to be online and listens to new requests.</text:p>
      <text:p text:style-name="P1"/>
      <text:p text:style-name="P1">- <text:span text:style-name="T1">In order to test this type of request we have:</text:span></text:p>
      <text:p text:style-name="P8">1) Sent files of different types (.mp4, .txt, .pdf, .jpg, .png)</text:p>
      <text:p text:style-name="P8">2) Sent files of large size (testing done on files up to 2 gigabytes)</text:p>
      <text:p text:style-name="P8">3) Sent empty files (0 sized .<text:span text:style-name="T8">txt </text:span>files)</text:p>
      <text:p text:style-name="P11"><text:span text:style-name="T5">4) Sent files with long names </text:span><text:span text:style-name="T9">(ma</text:span><text:span text:style-name="T10">x.</text:span><text:span text:style-name="T9"> length allowed on Windows OS)</text:span></text:p>
      <text:p text:style-name="P8">5) Sent files which have same names as ones on the server</text:p>
      <text:p text:style-name="P1"/>
      <text:p text:style-name="P1"/>
      <text:p text:style-name="P1">“<text:span text:style-name="T3">GET”:</text:span></text:p>
      <text:p text:style-name="P1"/>
      <text:p text:style-name="P2">- <text:span text:style-name="T3">The client first sends a message to the server with the following format: get file_name, where file_name is is the name of the file to get. The server receives this and checks if the file exists on the server side. If the file exists a message saying ‘Good file name’ is sent, if not then ‘Bad file name’ is sent (encoded as binary). If the file doesn’t exist on the server then the client connection is ended and the server resumes listening to new requests. If the file exists then the server and client call the appropriate functions – server calls send file and client calls receive file. The size of the file (in bytes) is again sent ahead of the actual file to ensure that we receive the entire file and to handle when the file ends. The client receives this size and then receives the corresponding number of bytes, which are sent by the server (the byte encoded file.</text:span></text:p>
      <text:p text:style-name="P2"/>
      <text:p text:style-name="P2">- <text:span text:style-name="T13">We have opted to send the message of ‘Good’ or ‘Bad’ file name in order to close the connection to the client if a bad request is made. </text:span></text:p>
      <text:p text:style-name="P2"/>
      <text:p text:style-name="P2">- The request type and file name are sent at the same time. </text:p>
      <text:p text:style-name="P2"/>
      <text:p text:style-name="P2"><text:soft-page-break/><text:span text:style-name="T3">- Once the file is sent, the client connection is ended and the server resumes listening to requests.</text:span></text:p>
      <text:p text:style-name="P2"/>
      <text:p text:style-name="P2">- <text:span text:style-name="T12">If the client tries to get a file that already exists on the client side, the file on the client side will not be overwritten.</text:span></text:p>
      <text:p text:style-name="P2"/>
      <text:p text:style-name="P2">- At any point of the communication if a connection can not be established, an appropriate error message is raised. The server will not fail if the client makes a bad request.</text:p>
      <text:p text:style-name="P1"/>
      <text:p text:style-name="P2">- <text:span text:style-name="T1">In order to test this type of request we have:</text:span></text:p>
      <text:p text:style-name="P12"><text:span text:style-name="T5">1) </text:span><text:span text:style-name="T6">Got</text:span><text:span text:style-name="T5"> files of different types <text:s/>(.mp4, .txt, .pdf, .jpg, .png)</text:span></text:p>
      <text:p text:style-name="P9">2) <text:span text:style-name="T12">Got</text:span> files of large size (testing done on files up to 2 gigabytes)</text:p>
      <text:p text:style-name="P9">3) <text:span text:style-name="T12">Got</text:span> empty files (0 sized .<text:span text:style-name="T8">txt </text:span>files)</text:p>
      <text:p text:style-name="P12"><text:span text:style-name="T5">4) </text:span><text:span text:style-name="T6">Got</text:span><text:span text:style-name="T5"> files with long names </text:span><text:span text:style-name="T9">(maximum length allowed on Windows OS)</text:span></text:p>
      <text:p text:style-name="P12"><text:span text:style-name="T5">5) T</text:span><text:span text:style-name="T6">ried to request a get for a file that doesn’t exist server side</text:span></text:p>
      <text:p text:style-name="P13"><text:span text:style-name="T6">6</text:span><text:span text:style-name="T4">) Tried to overwrite files that already exist on client side</text:span></text:p>
      <text:p text:style-name="P1"/>
      <text:p text:style-name="P1">“<text:span text:style-name="T13">LIST”:</text:span></text:p>
      <text:p text:style-name="P1"/>
      <text:p text:style-name="P1">- <text:span text:style-name="T13">The client will send a message of the following format: list,. , where the full stop denotes that the command does not need a file name. The server receives the request and appropriate functions are called for client and server – send listing for server and receive listing for client. The size of the listing (in bytes) is sent ahead of the listing in order to ensure that the client receives the entire listing and no end of stream character is needed. The client receives this and decodes it into a new line separated string, which is printed on the terminal. After the request is processed the client connection is ended and the server continues to listen to new requests.</text:span></text:p>
      <text:p text:style-name="P1"/>
      <text:p text:style-name="P3">- At any point of the communication if a connection can not be established, an appropriate error message is raised. T<text:span text:style-name="T14">he server continues to operate.</text:span></text:p>
      <text:p text:style-name="P3"/>
      <text:p text:style-name="P4">- <text:span text:style-name="T1">In order to test this type of request we have:</text:span></text:p>
      <text:p text:style-name="P10">1) Requested listing for a large number of files in the directory (50 files in directory for test)</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0-31T17:00:13.956114066</meta:creation-date>
    <dc:date>2019-10-31T18:04:35.834561512</dc:date>
    <meta:editing-duration>PT53M30S</meta:editing-duration>
    <meta:editing-cycles>8</meta:editing-cycles>
    <meta:generator>LibreOffice/6.3.2.2$Linux_X86_64 LibreOffice_project/e1663a74855acfc3cddf258a1b61ef869561d205</meta:generator>
    <meta:document-statistic meta:table-count="0" meta:image-count="0" meta:object-count="0" meta:page-count="3" meta:paragraph-count="41" meta:word-count="979" meta:character-count="5270" meta:non-whitespace-character-count="4323"/>
  </office:meta>
</office:document-meta>
</file>